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Liberation Sans"/>
    </style:style>
    <style:style style:name="P2" style:parent-style-name="Standard" style:family="paragraph"/>
    <style:style style:name="T3" style:parent-style-name="Fonteparág.padrão" style:family="text">
      <style:text-properties style:font-name="Liberation Sans" fo:language="en" fo:country="US"/>
    </style:style>
    <style:style style:name="T4" style:parent-style-name="Fonteparág.padrão" style:family="text">
      <style:text-properties style:font-name="Liberation Sans" fo:language="en" fo:country="US"/>
    </style:style>
    <style:style style:name="P5" style:parent-style-name="Standard" style:family="paragraph"/>
    <style:style style:name="T6" style:parent-style-name="Fonteparág.padrão" style:family="text">
      <style:text-properties style:font-name="Liberation Sans" fo:language="en" fo:country="US"/>
    </style:style>
    <style:style style:name="T7" style:parent-style-name="Fonteparág.padrão" style:family="text">
      <style:text-properties style:font-name="Liberation Sans" fo:language="en" fo:country="US"/>
    </style:style>
    <style:style style:name="T8" style:parent-style-name="Fonteparág.padrão" style:family="text">
      <style:text-properties style:font-name="Liberation Sans" fo:language="en" fo:country="US"/>
    </style:style>
    <style:style style:name="P9" style:parent-style-name="Standard" style:family="paragraph">
      <style:text-properties style:font-name="Liberation Sans"/>
    </style:style>
    <style:style style:name="P10" style:parent-style-name="Standard" style:family="paragraph">
      <style:text-properties style:font-name="Liberation Sans"/>
    </style:style>
    <style:style style:name="P11" style:parent-style-name="Standard" style:family="paragraph">
      <style:paragraph-properties fo:margin-left="0.75in">
        <style:tab-stops/>
      </style:paragraph-properties>
      <style:text-properties style:font-name="Liberation Sans"/>
    </style:style>
    <style:style style:name="P12" style:parent-style-name="Standard" style:family="paragraph">
      <style:text-properties style:font-name="Liberation Sans"/>
    </style:style>
    <style:style style:name="P13" style:parent-style-name="Standard" style:family="paragraph">
      <style:paragraph-properties fo:margin-left="0.75in">
        <style:tab-stops/>
      </style:paragraph-properties>
      <style:text-properties style:font-name="Liberation Sans"/>
    </style:style>
    <style:style style:name="P14" style:parent-style-name="Standard" style:family="paragraph">
      <style:text-properties style:font-name="Liberation Sans"/>
    </style:style>
    <style:style style:name="P15" style:parent-style-name="Standard" style:family="paragraph">
      <style:paragraph-properties fo:margin-left="0.75in">
        <style:tab-stops/>
      </style:paragraph-properties>
      <style:text-properties style:font-name="Liberation Sans"/>
    </style:style>
    <style:style style:name="P16" style:parent-style-name="Standard" style:family="paragraph">
      <style:text-properties style:font-name="Liberation Sans"/>
    </style:style>
    <style:style style:name="P17" style:parent-style-name="Standard" style:family="paragraph">
      <style:paragraph-properties fo:margin-left="0.75in">
        <style:tab-stops/>
      </style:paragraph-properties>
      <style:text-properties style:font-name="Liberation Sans"/>
    </style:style>
    <style:style style:name="P18" style:parent-style-name="Standard" style:family="paragraph">
      <style:text-properties style:font-name="Liberation Sans"/>
    </style:style>
    <style:style style:name="P19" style:parent-style-name="Standard" style:family="paragraph">
      <style:paragraph-properties fo:margin-left="0.75in">
        <style:tab-stops/>
      </style:paragraph-properties>
      <style:text-properties style:font-name="Liberation Sans"/>
    </style:style>
    <style:style style:name="P20" style:parent-style-name="Standard" style:family="paragraph">
      <style:paragraph-properties fo:margin-left="0.75in">
        <style:tab-stops/>
      </style:paragraph-properties>
    </style:style>
    <style:style style:name="T21" style:parent-style-name="Fonteparág.padrão" style:family="text">
      <style:text-properties style:font-name="Liberation Sans"/>
    </style:style>
  </office:automatic-styles>
  <office:body>
    <office:text text:use-soft-page-breaks="true">
      <text:list text:style-name="LFO1" text:continue-numbering="true">
        <text:list-item>
          <text:p text:style-name="P1">Leia os seguintes capítulos sobre data warehouse no site da Oracle</text:p>
          <text:list text:continue-numbering="true">
            <text:list-item>
              <text:p text:style-name="P2"><text:span text:style-name="T3">Data warehouse concepts:<text:s/></text:span><text:a xlink:href="https://docs.oracle.com/cd/B10500_01/server.920/a96520/concept.htm#43555" office:target-frame-name="_top" xlink:show="replace"><text:span text:style-name="T4">https://docs.oracle.com/cd/B10500_01/server.920/a96520/concept.htm#43555</text:span></text:a></text:p>
            </text:list-item>
            <text:list-item>
              <text:p text:style-name="P5"><text:span text:style-name="T6">Logical designs in data warehouses:<text:s/></text:span><text:a xlink:href="https://docs.oracle.com/cd/B10500_01/server.920/a96520/logical.htm#745" office:target-frame-name="_top" xlink:show="replace"><text:span text:style-name="T7">https://docs.oracle.com/cd/B10500_01/server.920/a96520/logi</text:span><text:span text:style-name="T8">cal.htm#745</text:span></text:a></text:p>
            </text:list-item>
          </text:list>
        </text:list-item>
        <text:list-item>
          <text:p text:style-name="P9">Responda as seguintes questões:</text:p>
          <text:list text:continue-numbering="true">
            <text:list-item>
              <text:p text:style-name="P10">O que é OLTP?<text:s/></text:p>
            </text:list-item>
          </text:list>
        </text:list-item>
      </text:list>
      <text:p text:style-name="P11">Online transaction processing system é usado onde é requerido performance em demanda para os dados históricos, ele sempre é normatizado, raramente possui dados derivados e agregados.</text:p>
      <text:list text:style-name="LFO1" text:continue-numbering="true">
        <text:list-item>
          <text:list>
            <text:list-item>
              <text:p text:style-name="P12">O que é uma Fact Table?<text:s/></text:p>
            </text:list-item>
          </text:list>
        </text:list-item>
      </text:list>
      <text:p text:style-name="P13">É a tabela central da arquitetura estrela que relaciona muitas dimensions tables as extremidas da arquitetura estrela, ela é formada por dois tipos de coluna<text:s/>uma que contem número que sempre pode ser mensurável e outra que é uma chave estrangeira da dimension tables, elas podem ser aditivas, semi aditiva ou não aditivas, e elas usualmente possuem o mesmo nível de detalhe entre seus facts..</text:p>
      <text:list text:style-name="LFO1" text:continue-numbering="true">
        <text:list-item>
          <text:list>
            <text:list-item>
              <text:p text:style-name="P14">O que é uma Staging Area?<text:s/></text:p>
            </text:list-item>
          </text:list>
        </text:list-item>
      </text:list>
      <text:p text:style-name="P15">Local onde os dados são processados antes de entrar na warehouse.</text:p>
      <text:list text:style-name="LFO1" text:continue-numbering="true">
        <text:list-item>
          <text:list>
            <text:list-item>
              <text:p text:style-name="P16">O que é um Data Mart?<text:s/></text:p>
            </text:list-item>
          </text:list>
        </text:list-item>
      </text:list>
      <text:p text:style-name="P17">Uma data warehouse que é designada para um setor em particular ou melhor uma ela pode coletar dados para direcionar a fonte principal de dados.</text:p>
      <text:list text:style-name="LFO1" text:continue-numbering="true">
        <text:list-item>
          <text:list>
            <text:list-item>
              <text:p text:style-name="P18">O que é um data warehouse schema?<text:s/></text:p>
            </text:list-item>
          </text:list>
        </text:list-item>
      </text:list>
      <text:p text:style-name="P19">Descreva pelo menos 2.<text:s/>Schema é como uma coleção de banco de dados<text:s/>estará disposta em sua arquitetura<text:s/>que inclui tabelas, view,<text:s/>planilhas excel e outros dados. Data warehouse schema possui o tipo star schema onde os dados de setores ficam nas extremidades e ao centro a informação que junta esses dados por exemplo a vendas.<text:s/></text:p>
      <text:p text:style-name="P20"><text:span text:style-name="T21">O outro data warehouse schema que existe é o Snowflake Schemas, normatizado e elimina redundâncias de dados esse schema coleta múltiplas tabelas para formar uma tabela mais larga e com maior complexida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 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ordi</meta:initial-creator>
    <dc:creator>Luiz Torres Junior</dc:creator>
    <meta:creation-date>2016-02-29T20:33:00Z</meta:creation-date>
    <dc:date>2016-02-29T20:34:00Z</dc:date>
    <meta:template xlink:href="Normal.dotm" xlink:type="simple"/>
    <meta:editing-cycles>3</meta:editing-cycles>
    <meta:editing-duration>PT120S</meta:editing-duration>
    <meta:document-statistic meta:page-count="1" meta:paragraph-count="3" meta:word-count="300" meta:character-count="1921" meta:row-count="13" meta:non-whitespace-character-count="1624"/>
  </office:meta>
</office:document-meta>
</file>